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6877ECCD70A85ACD57.png" manifest:media-type="image/png"/>
  <manifest:file-entry manifest:full-path="Pictures/100002010000078000000438841B9722C1165E45.png" manifest:media-type="image/png"/>
  <manifest:file-entry manifest:full-path="Pictures/100002010000078000000438B430532797208725.png" manifest:media-type="image/png"/>
  <manifest:file-entry manifest:full-path="Pictures/1000020100000780000004383623540070A05247.png" manifest:media-type="image/png"/>
  <manifest:file-entry manifest:full-path="Pictures/1000020100000780000004381CC961240C3082C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88cm, 0.569cm, 1.384cm, 7.373cm)" draw:image-opacity="100%" style:mirror="none"/>
    </style:style>
    <style:style style:name="gr4" style:family="graphic" style:parent-style-name="standard">
      <style:graphic-properties draw:stroke="none" draw:fill-color="#add58a" draw:textarea-horizontal-align="justify" draw:textarea-vertical-align="middle" draw:auto-grow-height="false" fo:min-height="9.656cm" fo:min-width="6.866cm"/>
    </style:style>
    <style:style style:name="gr5" style:family="graphic" style:parent-style-name="standard">
      <style:graphic-properties draw:stroke="none" draw:fill-color="#00a65d" draw:textarea-horizontal-align="justify" draw:textarea-vertical-align="middle" draw:auto-grow-height="false" fo:min-height="4.576cm" fo:min-width="6.8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139cm, 2.412cm, 6.913cm, 20.736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898cm"/>
    </style:style>
    <style:style style:name="gr10" style:family="graphic" style:parent-style-name="standard">
      <style:graphic-properties draw:stroke="solid" svg:stroke-width="0.081cm" svg:stroke-color="#ed1c24" draw:marker-start-width="0.321cm" draw:marker-end-width="0.321cm" draw:fill="none" draw:textarea-horizontal-align="justify" draw:textarea-vertical-align="middle" draw:auto-grow-height="false" fo:min-height="0.21cm" fo:min-width="0cm" fo:padding-top="0.165cm" fo:padding-bottom="0.165cm" fo:padding-left="0.29cm" fo:padding-right="0.29cm"/>
    </style:style>
    <style:style style:name="gr11" style:family="graphic" style:parent-style-name="standard">
      <style:graphic-properties draw:stroke="solid" svg:stroke-width="0.081cm" svg:stroke-color="#ed1c24" draw:marker-start-width="0.321cm" draw:marker-end-width="0.321cm" draw:fill="none" draw:textarea-horizontal-align="justify" draw:textarea-vertical-align="middle" draw:auto-grow-height="false" fo:min-height="0.568cm" fo:min-width="0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ed1c24" draw:fill="none" draw:fill-color="#ffffff" draw:textarea-horizontal-align="left" draw:auto-grow-height="true" draw:auto-grow-width="true" fo:min-height="0.92cm" fo:min-width="5.107cm"/>
    </style:style>
    <style:style style:name="gr13" style:family="graphic" style:parent-style-name="standard">
      <style:graphic-properties draw:stroke="none" svg:stroke-color="#ed1c24" draw:fill="solid" draw:fill-color="#0d1f63" draw:textarea-horizontal-align="justify" draw:textarea-vertical-align="middle" draw:auto-grow-height="false" fo:min-height="1.368cm" fo:min-width="1.118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982cm, 17.051cm, 0.462cm, 18.538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89cm, 3.978cm, 2.032cm, 0.762cm)" draw:image-opacity="100%" style:mirror="none"/>
    </style:style>
    <style:style style:name="gr16" style:family="graphic" style:parent-style-name="standard">
      <style:graphic-properties svg:stroke-color="#ed1c24" draw:fill="none" draw:textarea-vertical-align="middle"/>
    </style:style>
    <style:style style:name="gr17" style:family="graphic" style:parent-style-name="standard">
      <style:graphic-properties draw:stroke="none" svg:stroke-color="#ed1c24" draw:fill="solid" draw:fill-color="#ed1c24" draw:textarea-vertical-align="middle" draw:auto-grow-height="false" fo:min-height="3.053cm" fo:min-width="5.343cm"/>
    </style:style>
    <style:style style:name="gr18" style:family="graphic" style:parent-style-name="standard">
      <style:graphic-properties draw:stroke="none" svg:stroke-color="#ed1c24" draw:fill="solid" draw:fill-color="#fffbcc" draw:textarea-horizontal-align="justify" draw:textarea-vertical-align="middle" draw:auto-grow-height="false" fo:min-height="3.56cm" fo:min-width="1.532cm"/>
    </style:style>
    <style:style style:name="gr19" style:family="graphic" style:parent-style-name="standard">
      <style:graphic-properties draw:stroke="none" svg:stroke-color="#ed1c24" draw:fill-color="#f37b70" draw:textarea-horizontal-align="justify" draw:textarea-vertical-align="middle" draw:auto-grow-height="false" fo:min-height="2.036cm" fo:min-width="1.278cm"/>
    </style:style>
    <style:style style:name="gr20" style:family="graphic" style:parent-style-name="standard">
      <style:graphic-properties draw:stroke="none" svg:stroke-color="#ed1c24" draw:fill-color="#72bf44" draw:textarea-horizontal-align="justify" draw:textarea-vertical-align="middle" draw:auto-grow-height="false" fo:min-height="2.798cm" fo:min-width="1.278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294cm, 3.688cm, 6.915cm, 24.069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3.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font-size="6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add58a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999999" fo:background-color="transparent"/>
    </style:style>
    <style:style style:name="P12" style:family="paragraph">
      <loext:graphic-properties draw:fill="solid" draw:fill-color="#0d1f63"/>
      <style:paragraph-properties fo:text-align="center"/>
    </style:style>
    <style:style style:name="P13" style:family="paragraph">
      <loext:graphic-properties draw:fill="solid" draw:fill-color="#ed1c24"/>
      <style:paragraph-properties fo:text-align="center"/>
    </style:style>
    <style:style style:name="P14" style:family="paragraph">
      <loext:graphic-properties draw:fill="solid" draw:fill-color="#fffbcc"/>
      <style:paragraph-properties fo:text-align="center"/>
    </style:style>
    <style:style style:name="P15" style:family="paragraph">
      <loext:graphic-properties draw:fill-color="#f37b70"/>
      <style:paragraph-properties fo:text-align="center"/>
    </style:style>
    <style:style style:name="P16" style:family="paragraph">
      <loext:graphic-properties draw:fill-color="#72bf44"/>
      <style:paragraph-properties fo:text-align="center"/>
    </style:style>
    <style:style style:name="T1" style:family="text">
      <style:text-properties fo:font-size="60pt"/>
    </style:style>
    <style:style style:name="T2" style:family="text">
      <style:text-properties fo:color="#999999" fo:background-color="transparent"/>
    </style:style>
    <style:style style:name="T3" style:family="text">
      <style:text-properties fo:background-color="#fff2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4.572cm" presentation:class="title" presentation:user-transformed="true">
          <draw:text-box>
            <text:p><text:span text:style-name="T1">Titanic</text:span></text:p>
          </draw:text-box>
        </draw:frame>
        <draw:frame presentation:style-name="pr2" draw:text-style-name="P3" draw:layer="layout" svg:width="25.199cm" svg:height="3.8cm" svg:x="1.27cm" svg:y="8.392cm" presentation:class="subtitle" presentation:user-transformed="true">
          <draw:text-box>
            <text:p text:style-name="P2">2014038422 소프트웨어학부 하민수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Index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aggle</text:p>
              </text:list-item>
              <text:list-item>
                <text:p>About Titanic</text:p>
              </text:list-item>
              <text:list-item>
                <text:p>Data Description</text:p>
              </text:list-item>
              <text:list-item>
                <text:p>Data Preprocessing</text:p>
              </text:list-item>
              <text:list-item>
                <text:p>Training</text:p>
                <text:list>
                  <text:list-item>
                    <text:p>SVC, LR, RF, NN</text:p>
                  </text:list-item>
                </text:list>
              </text:list-item>
              <text:list-item>
                <text:p>Resul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Kaggle</text:p>
          </draw:text-box>
        </draw:frame>
        <draw:frame draw:style-name="gr2" draw:text-style-name="P6" draw:layer="layout" svg:width="2.344cm" svg:height="0.963cm" svg:x="12.857cm" svg:y="7.429cm">
          <draw:text-box>
            <text:p>Titanic</text:p>
          </draw:text-box>
        </draw:frame>
        <draw:frame draw:style-name="gr3" draw:text-style-name="P7" draw:layer="layout" svg:width="20.828cm" svg:height="10.921cm" svg:x="3.81cm" svg:y="3.257cm">
          <draw:image xlink:href="Pictures/1000020100000780000004383623540070A0524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About Titanic</text:p>
          </draw:text-box>
        </draw:frame>
        <draw:custom-shape draw:style-name="gr4" draw:text-style-name="P8" draw:layer="layout" svg:width="7.366cm" svg:height="9.906cm" svg:x="3.302cm" svg:y="3.556cm">
          <text:p text:style-name="P2">(890, 12)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7.366cm" svg:height="4.826cm" svg:x="16.256cm" svg:y="3.556cm">
          <text:p text:style-name="P2">(419, 11)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734cm" svg:height="0.962cm" svg:x="6.14cm" svg:y="13.516cm">
          <draw:text-box>
            <text:p>train</text:p>
          </draw:text-box>
        </draw:frame>
        <draw:frame draw:style-name="gr7" draw:text-style-name="P10" draw:layer="layout" svg:width="1.526cm" svg:height="0.962cm" svg:x="19.05cm" svg:y="8.382cm">
          <draw:text-box>
            <text:p>test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About Titanic</text:p>
          </draw:text-box>
        </draw:frame>
        <draw:frame draw:style-name="gr8" draw:text-style-name="P7" draw:layer="layout" svg:width="19.507cm" svg:height="8.127cm" svg:x="1.27cm" svg:y="4.065cm">
          <draw:image xlink:href="Pictures/1000020100000780000004381CC961240C3082CD.png" xlink:type="simple" xlink:show="embed" xlink:actuate="onLoad">
            <text:p/>
          </draw:image>
        </draw:frame>
        <draw:frame draw:style-name="gr9" draw:text-style-name="P11" draw:layer="layout" svg:width="4.398cm" svg:height="1.17cm" svg:x="1.19cm" svg:y="3.048cm">
          <draw:text-box>
            <text:p><text:span text:style-name="T2">자료출처</text:span><text:span text:style-name="T2">Wiki </text:span></text:p>
          </draw:text-box>
        </draw:frame>
        <draw:custom-shape draw:style-name="gr10" draw:text-style-name="P7" draw:layer="layout" svg:width="0.762cm" svg:height="0.762cm" svg:x="7.62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762cm" svg:height="0.762cm" svg:x="7.62cm" svg:y="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762cm" svg:height="0.762cm" svg:x="7.62cm" svg:y="8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762cm" svg:height="1.27cm" svg:x="7.62cm" svg:y="10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5.607cm" svg:height="1.17cm" svg:x="21.336cm" svg:y="8.99cm">
          <draw:text-box>
            <text:p><text:span text:style-name="T3">생존과 밀접한 관련</text:span> </text:p>
          </draw:text-box>
        </draw:frame>
        <draw:custom-shape draw:style-name="gr13" draw:text-style-name="P12" draw:layer="layout" svg:width="2.286cm" svg:height="2.286cm" svg:x="21.609cm" svg:y="6.35cm">
          <text:p text:style-name="P2">성별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2.286cm" svg:height="2.286cm" svg:x="24.149cm" svg:y="6.35cm">
          <text:p text:style-name="P2">등급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About Titanic</text:p>
          </draw:text-box>
        </draw:frame>
        <draw:frame draw:style-name="gr14" draw:text-style-name="P7" draw:layer="layout" svg:width="8.382cm" svg:height="8.889cm" svg:x="1.524cm" svg:y="3.557cm">
          <draw:image xlink:href="Pictures/100002010000078000000438B430532797208725.png" xlink:type="simple" xlink:show="embed" xlink:actuate="onLoad">
            <text:p/>
          </draw:image>
        </draw:frame>
        <draw:frame draw:style-name="gr15" draw:text-style-name="P7" draw:layer="layout" svg:width="12.191cm" svg:height="6.902cm" svg:x="14.478cm" svg:y="4.318cm">
          <draw:image xlink:href="Pictures/10000201000002800000016877ECCD70A85ACD57.png" xlink:type="simple" xlink:show="embed" xlink:actuate="onLoad">
            <text:p/>
          </draw:image>
        </draw:frame>
        <draw:path draw:style-name="gr16" draw:text-style-name="P7" draw:layer="layout" svg:width="0.716cm" svg:height="0.642cm" svg:x="22.471cm" svg:y="7.857cm" svg:viewBox="0 0 717 643" svg:d="M457 191c20 183-78 420-277 445-181 23-233-272-120-349 118-80 256-327 397-193 100 95 105 285-60 409-160 121-403 45-397-144 6-211 208-239 349-301 262-115 262 270 108 385-99 74-320 252-385-12-66-269 154-368 325-421 218-68 378 223 300 385-63 132-231 305-396 229-173-80-247-365-85-505 104-90 351-137 385 72 38 233-282 353-421 168-155-208 361-328 193-36-145 253-389-171-133-253 246-78 547 254 229 409-141 69-527 124-265-228l121-132 120-61h36z">
          <text:p/>
        </draw:path>
        <draw:custom-shape draw:style-name="gr17" draw:text-style-name="P13" draw:layer="layout" svg:width="5.842cm" svg:height="3.302cm" svg:x="18.288cm" svg:y="4.826cm">
          <text:p/>
          <draw:enhanced-geometry svg:viewBox="0 0 21600 21600" draw:text-areas="0 0 21600 21600" draw:type="circular-arrow" draw:modifiers="180 4.09621786951431 8285.2070023448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4" draw:layer="layout" svg:width="2.032cm" svg:height="3.81cm" svg:x="2.286cm" svg:y="5.08cm">
          <text:p text:style-name="P2">1st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78cm" svg:height="2.286cm" svg:x="4.826cm" svg:y="7.366cm">
          <text:p text:style-name="P2">2nd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.778cm" svg:height="3.048cm" svg:x="7.366cm" svg:y="7.366cm">
          <text:p text:style-name="P2">3r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Data Description</text:p>
          </draw:text-box>
        </draw:frame>
        <draw:frame draw:style-name="gr21" draw:text-style-name="P7" draw:layer="layout" svg:width="14.986cm" svg:height="10.414cm" svg:x="1.4cm" svg:y="3.556cm">
          <draw:image xlink:href="Pictures/100002010000078000000438841B9722C1165E4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4T20:13:31.308794244</meta:creation-date>
    <dc:date>2020-06-14T21:16:14.161264057</dc:date>
    <meta:editing-duration>PT11M32S</meta:editing-duration>
    <meta:editing-cycles>1</meta:editing-cycles>
    <meta:generator>LibreOffice/6.0.7.3$Linux_X86_64 LibreOffice_project/00m0$Build-3</meta:generator>
    <meta:document-statistic meta:object-count="67"/>
  </office:meta>
</office:document-meta>
</file>